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2" svg:width="15.999cm" svg:height="8.999cm" svg:x="29.527cm" svg:y="1.222cm">
            <draw:object draw:notify-on-update-of-ranges="Hoja1.A2:Hoja1.A31 Hoja1.B1:Hoja1.B1 Hoja1.B2:Hoja1.B31 Hoja1.E1:Hoja1.E1 Hoja1.E2:Hoja1.E31" xlink:href="./Object 1" xlink:type="simple" xlink:show="embed" xlink:actuate="onLoad">
              <loext:p text:style-name="P1"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row table:style-name="ro1">
          <table:table-cell table:style-name="ce1" office:value-type="string" calcext:value-type="string">
            <text:p>Tamaño del vector</text:p>
          </table:table-cell>
          <table:table-cell table:style-name="ce1" office:value-type="string" calcext:value-type="string">
            <text:p>Ej2.1.1</text:p>
          </table:table-cell>
          <table:table-cell table:style-name="ce1" office:value-type="string" calcext:value-type="string">
            <text:p>O(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j2.1.2</text:p>
          </table:table-cell>
          <table:table-cell table:style-name="ce1"/>
          <table:table-cell table:style-name="ce1" office:value-type="string" calcext:value-type="string">
            <text:p>K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B3]/[.E3]" office:value-type="float" office:value="388.333333333333" calcext:value-type="float">
            <text:p>388,3333333333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39" calcext:value-type="float">
            <text:p>55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B4]/[.E4]" office:value-type="float" office:value="1107.8" calcext:value-type="float">
            <text:p>1107,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3" calcext:value-type="float">
            <text:p>103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[.B5]/[.E5]" office:value-type="float" office:value="1480.42857142857" calcext:value-type="float">
            <text:p>1480,4285714285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052" calcext:value-type="float">
            <text:p>160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[.B6]/[.E6]" office:value-type="float" office:value="802.6" calcext:value-type="float">
            <text:p>802,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69" calcext:value-type="float">
            <text:p>220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B7]/[.E7]" office:value-type="float" office:value="1839.08333333333" calcext:value-type="float">
            <text:p>1839,083333333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36" calcext:value-type="float">
            <text:p>304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formula="of:=[.B8]/[.E8]" office:value-type="float" office:value="1383.45454545455" calcext:value-type="float">
            <text:p>1383,454545454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535" calcext:value-type="float">
            <text:p>3853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[.B9]/[.E9]" office:value-type="float" office:value="2266.76470588235" calcext:value-type="float">
            <text:p>2266,7647058823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22" calcext:value-type="float">
            <text:p>510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[.B10]/[.E10]" office:value-type="float" office:value="3001.29411764706" calcext:value-type="float">
            <text:p>3001,294117647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251" calcext:value-type="float">
            <text:p>612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[.B11]/[.E11]" office:value-type="float" office:value="3402.83333333333" calcext:value-type="float">
            <text:p>3402,8333333333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4064" calcext:value-type="float">
            <text:p>740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[.B12]/[.E12]" office:value-type="float" office:value="3703.2" calcext:value-type="float">
            <text:p>3703,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1233" calcext:value-type="float">
            <text:p>912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formula="of:=[.B13]/[.E13]" office:value-type="float" office:value="2073.47727272727" calcext:value-type="float">
            <text:p>2073,4772727272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5231" calcext:value-type="float">
            <text:p>10523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formula="of:=[.B14]/[.E14]" office:value-type="float" office:value="2447.23255813953" calcext:value-type="float">
            <text:p>2447,2325581395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952" calcext:value-type="float">
            <text:p>1239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formula="of:=[.B15]/[.E15]" office:value-type="float" office:value="4590.81481481482" calcext:value-type="float">
            <text:p>4590,8148148148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857" calcext:value-type="float">
            <text:p>13885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formula="of:=[.B16]/[.E16]" office:value-type="float" office:value="3752.89189189189" calcext:value-type="float">
            <text:p>3752,8918918918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2038" calcext:value-type="float">
            <text:p>16203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formula="of:=[.B17]/[.E17]" office:value-type="float" office:value="5401.26666666667" calcext:value-type="float">
            <text:p>5401,2666666666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7266" calcext:value-type="float">
            <text:p>1872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formula="of:=[.B18]/[.E18]" office:value-type="float" office:value="5350.45714285714" calcext:value-type="float">
            <text:p>5350,4571428571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2679" calcext:value-type="float">
            <text:p>20267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formula="of:=[.B19]/[.E19]" office:value-type="float" office:value="5961.14705882353" calcext:value-type="float">
            <text:p>5961,1470588235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1457" calcext:value-type="float">
            <text:p>22145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formula="of:=[.B20]/[.E20]" office:value-type="float" office:value="6151.58333333333" calcext:value-type="float">
            <text:p>6151,5833333333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3206" calcext:value-type="float">
            <text:p>25320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table:formula="of:=[.B21]/[.E21]" office:value-type="float" office:value="3014.35714285714" calcext:value-type="float">
            <text:p>3014,3571428571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5860" calcext:value-type="float">
            <text:p>27586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table:formula="of:=[.B22]/[.E22]" office:value-type="float" office:value="3323.61445783132" calcext:value-type="float">
            <text:p>3323,61445783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654" calcext:value-type="float">
            <text:p>30365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table:formula="of:=[.B23]/[.E23]" office:value-type="float" office:value="4819.90476190476" calcext:value-type="float">
            <text:p>4819,904761904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7225" calcext:value-type="float">
            <text:p>33722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table:formula="of:=[.B24]/[.E24]" office:value-type="float" office:value="3665.48913043478" calcext:value-type="float">
            <text:p>3665,4891304347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74058" calcext:value-type="float">
            <text:p>37405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table:formula="of:=[.B25]/[.E25]" office:value-type="float" office:value="4453.07142857143" calcext:value-type="float">
            <text:p>4453,0714285714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3819" calcext:value-type="float">
            <text:p>39381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formula="of:=[.B26]/[.E26]" office:value-type="float" office:value="8204.5625" calcext:value-type="float">
            <text:p>8204,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5892" calcext:value-type="float">
            <text:p>42589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table:formula="of:=[.B27]/[.E27]" office:value-type="float" office:value="6263.11764705882" calcext:value-type="float">
            <text:p>6263,1176470588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8311" calcext:value-type="float">
            <text:p>4883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table:formula="of:=[.B28]/[.E28]" office:value-type="float" office:value="9390.59615384615" calcext:value-type="float">
            <text:p>9390,5961538461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1421" calcext:value-type="float">
            <text:p>4814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table:formula="of:=[.B29]/[.E29]" office:value-type="float" office:value="8596.80357142857" calcext:value-type="float">
            <text:p>8596,8035714285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2291" calcext:value-type="float">
            <text:p>52229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table:formula="of:=[.B30]/[.E30]" office:value-type="float" office:value="7254.04166666667" calcext:value-type="float">
            <text:p>7254,04166666667</text:p>
          </table:table-cell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564793" calcext:value-type="float">
            <text:p>564793</text:p>
          </table:table-cell>
          <table:table-cell table:style-name="ce4" table:number-columns-repeated="2"/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table:formula="of:=[.B31]/[.E31]" office:value-type="float" office:value="6972.75308641975" calcext:value-type="float">
            <text:p>6972,75308641975</text:p>
          </table:table-cell>
        </table:table-row>
        <table:table-row table:style-name="ro1">
          <table:table-cell table:style-name="Default" table:number-columns-repeated="6"/>
          <table:table-cell table:style-name="ce5" table:formula="of:=AVERAGE([.G2:.G31])" office:value-type="float" office:value="4048.53247422287" calcext:value-type="float">
            <text:p>4048,53247422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19T13:58:01.719044780</dc:date>
    <meta:editing-duration>PT9M17S</meta:editing-duration>
    <meta:editing-cycles>2</meta:editing-cycles>
    <meta:generator>LibreOffice/7.3.7.2$Linux_X86_64 LibreOffice_project/30$Build-2</meta:generator>
    <meta:document-statistic meta:table-count="1" meta:cell-count="1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Hoja1.A2:Hoja1.B31 Hoja1.A1:Hoja1.B1 Hoja1.E1:Hoja1.E31" chart:data-source-has-labels="both" svg:x="1.331cm" svg:y="0.18cm" svg:width="11.92cm" svg:height="7.659cm">
          <chart:coordinate-region svg:x="2.693cm" svg:y="0.379cm" svg:width="10.558cm" svg:height="6.275cm"/>
          <chart:axis chart:dimension="x" chart:name="primary-x" chart:style-name="ch4" chartooo:axis-type="auto">
            <chartooo:date-scale/>
            <chart:title svg:x="5.898cm" svg:y="8.019cm" chart:style-name="ch5">
              <text:p>Tamaño del vector</text:p>
            </chart:title>
            <chart:categories table:cell-range-address="Hoja1.A2:Hoja1.A31"/>
          </chart:axis>
          <chart:axis chart:dimension="y" chart:name="primary-y" chart:style-name="ch4">
            <chart:title svg:x="0.451cm" svg:y="5.865cm" chart:style-name="ch6">
              <text:p>Tiempo (microsegundos)</text:p>
            </chart:title>
            <chart:grid chart:style-name="ch7" chart:class="major"/>
          </chart:axis>
          <chart:series chart:style-name="ch8" chart:values-cell-range-address="Hoja1.B2:Hoja1.B31" chart:label-cell-address="Hoja1.B1:Hoja1.B1" chart:class="chart:line">
            <chart:data-point chart:repeated="30"/>
          </chart:series>
          <chart:series chart:style-name="ch9" chart:values-cell-range-address="Hoja1.E2:Hoja1.E31" chart:label-cell-address="Hoja1.E1:Hoja1.E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Ej2.1.2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22">
                <text:p>622</text:p>
                <draw:g>
                  <svg:desc>Hoja1.B2:Hoja1.B31</svg:desc>
                </draw:g>
              </table:table-cell>
              <table:table-cell office:value-type="float" office:value="2">
                <text:p>2</text:p>
                <draw:g>
                  <svg:desc>Hoja1.E2:Hoja1.E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30">
                <text:p>2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39">
                <text:p>5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63">
                <text:p>10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052">
                <text:p>160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69">
                <text:p>220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436">
                <text:p>30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535">
                <text:p>385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22">
                <text:p>510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251">
                <text:p>61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4064">
                <text:p>74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1233">
                <text:p>912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5231">
                <text:p>1052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3952">
                <text:p>1239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38857">
                <text:p>1388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2038">
                <text:p>1620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7266">
                <text:p>1872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2679">
                <text:p>2026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1457">
                <text:p>2214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3206">
                <text:p>2532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860">
                <text:p>2758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3654">
                <text:p>3036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7225">
                <text:p>3372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4058">
                <text:p>3740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93819">
                <text:p>393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5892">
                <text:p>4258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8311">
                <text:p>4883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1421">
                <text:p>4814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2291">
                <text:p>5222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4793">
                <text:p>564793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